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3.6142in" svg:y="0.550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625669" calcext:value-type="float">
            <text:p>0.625669</text:p>
          </table:table-cell>
          <table:table-cell office:value-type="float" office:value="1.01102" calcext:value-type="float">
            <text:p>1.01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18394" calcext:value-type="float">
            <text:p>0.18394</text:p>
          </table:table-cell>
          <table:table-cell office:value-type="float" office:value="0.555143" calcext:value-type="float">
            <text:p>0.5551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160845" calcext:value-type="float">
            <text:p>0.0160845</text:p>
          </table:table-cell>
          <table:table-cell office:value-type="float" office:value="0.31482" calcext:value-type="float">
            <text:p>0.31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00410927" calcext:value-type="float">
            <text:p>0.000410927</text:p>
          </table:table-cell>
          <table:table-cell office:value-type="float" office:value="0.229735" calcext:value-type="float">
            <text:p>0.229735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12:27:29.397848931</dc:date>
    <meta:editing-duration>PT6M26S</meta:editing-duration>
    <meta:editing-cycles>3</meta:editing-cycles>
    <meta:document-statistic meta:table-count="1" meta:cell-count="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5.672cm" svg:y="0.315cm" chart:style-name="ch2">
          <text:p>Contribution over time</text:p>
        </chart:title>
        <chart:subtitle svg:x="5.674cm" svg:y="1.299cm" chart:style-name="ch3">
          <text:p>Risks occur at every round</text:p>
        </chart:subtitle>
        <chart:legend chart:legend-position="end" svg:x="14.502cm" svg:y="3.94cm" style:legend-expansion="high" chart:style-name="ch4"/>
        <chart:plot-area chart:style-name="ch5" table:cell-range-address="Sheet1.A2:Sheet1.C5 Sheet1.B1:Sheet1.C1" chart:data-source-has-labels="both" svg:x="0.319cm" svg:y="2.135cm" svg:width="13.864cm" svg:height="6.675cm">
          <chart:coordinate-region svg:x="1.057cm" svg:y="2.338cm" svg:width="13.126cm" svg:height="5.819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625669">
                <text:p>0.625669</text:p>
                <draw:g>
                  <svg:desc>Sheet1.B2:Sheet1.B5</svg:desc>
                </draw:g>
              </table:table-cell>
              <table:table-cell office:value-type="float" office:value="1.01102">
                <text:p>1.01102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18394">
                <text:p>0.18394</text:p>
              </table:table-cell>
              <table:table-cell office:value-type="float" office:value="0.555143">
                <text:p>0.555143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0160845">
                <text:p>0.0160845</text:p>
              </table:table-cell>
              <table:table-cell office:value-type="float" office:value="0.31482">
                <text:p>0.31482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00410927">
                <text:p>0.000410927</text:p>
              </table:table-cell>
              <table:table-cell office:value-type="float" office:value="0.229735">
                <text:p>0.22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